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2.40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953in" fo:min-width="2.2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965in" fo:min-width="2.282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7" draw:text-style-name="P6" svg:width="5.8114in" svg:height="0.3197in" svg:x="0.5453in" svg:y="0.1835in"><draw:text-box><text:p text:style-name="P1"><text:span text:style-name="T3"><text:s/></text:span><text:span text:style-name="T3">Academic Issue Management </text:span><text:span text:style-name="T3">System (AIMS) – System </text:span><text:span text:style-name="T3">Architecture</text:span></text:p></draw:text-box></draw:frame><draw:custom-shape text:anchor-type="paragraph" draw:z-index="1" draw:name="Shape 1" draw:style-name="gr4" svg:width="2.4106in" svg:height="1.3248in" svg:x="2.0583in" svg:y="0.5335in"><text:p text:style-name="P1">Students &amp; <text:s/><text:line-break/>Lecturers<text:line-break/>(React Frontend App)<text:line-break/><text:line-break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2" draw:style-name="gr4" draw:text-style-name="P1" svg:width="2.4106in" svg:height="1.3248in" svg:x="2.1098in" svg:y="5.2654in"><text:p text:style-name="P1">Django REST API <text:line-break/>(Backend Application)<text:line-break/><text:line-break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Line 1" draw:style-name="gr3" draw:text-style-name="P1" svg:x1="3.2555in" svg:y1="1.8575in" svg:x2="3.2555in" svg:y2="2.8768in"><text:p/></draw:line><draw:line text:anchor-type="paragraph" draw:z-index="4" draw:name="Line 3" draw:style-name="gr6" draw:text-style-name="P5" svg:x1="-0.3945in" svg:y1="4.7173in" svg:x2="6.9717in" svg:y2="4.7319in"><text:p/></draw:line><draw:line text:anchor-type="paragraph" draw:z-index="5" draw:name="Line 2" draw:style-name="gr6" draw:text-style-name="P1" svg:x1="3.3402in" svg:y1="4.2016in" svg:x2="3.3402in" svg:y2="4.7295in"><text:p/></draw:line><draw:custom-shape text:anchor-type="paragraph" draw:z-index="6" draw:name="Shape 3" draw:style-name="gr5" draw:text-style-name="P4" svg:width="2.4122in" svg:height="1.326in" svg:x="-0.7626in" svg:y="5.2362in"><text:p text:style-name="P4"><text:span text:style-name="T2">Django REST API </text:span><text:span text:style-name="T2"><text:line-break/></text:span><text:span text:style-name="T2">(Backend Application)</text:span><text:span text:style-name="T2"><text:line-break/></text:span><text:span text:style-name="T2"><text:line-break/></text:span><text:span text:style-name="T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 5" draw:style-name="gr4" draw:text-style-name="P1" svg:width="2.4106in" svg:height="1.3248in" svg:x="5.302in" svg:y="5.3327in"><text:p text:style-name="P1">Django REST API <text:line-break/>(Backend Application)<text:line-break/><text:line-break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 6" draw:style-name="gr4" draw:text-style-name="P1" svg:width="2.4106in" svg:height="1.3248in" svg:x="2.1319in" svg:y="2.8772in"><text:p text:style-name="P1">Django REST API <text:line-break/>(Backend Application)<text:line-break/><text:line-break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Line 4" draw:style-name="gr3" draw:text-style-name="P1" svg:x1="-0.3945in" svg:y1="4.7173in" svg:x2="-0.402in" svg:y2="5.2425in"><text:p/></draw:line><draw:line text:anchor-type="paragraph" draw:z-index="10" draw:name="Line 5" draw:style-name="gr3" draw:text-style-name="P1" svg:x1="6.9717in" svg:y1="4.7319in" svg:x2="6.9717in" svg:y2="5.3244in"><text:p/></draw:line><draw:line text:anchor-type="paragraph" draw:z-index="11" draw:name="Line 6" draw:style-name="gr3" draw:text-style-name="P1" svg:x1="3.3402in" svg:y1="4.7319in" svg:x2="3.3402in" svg:y2="5.2799in"><text:p/></draw:line><draw:frame text:anchor-type="paragraph" draw:z-index="12" draw:name="Text Frame 2" draw:style-name="gr2" draw:text-style-name="P3" svg:width="2.2398in" svg:height="0.2378in" svg:x="3.3472in" svg:y="2.1638in"><draw:text-box><text:p>HTTPS (with Axios, JWT)</text:p></draw:text-box></draw:frame><draw:frame text:anchor-type="paragraph" draw:z-index="13" draw:name="Text Frame 3" draw:style-name="gr1" draw:text-style-name="P2" svg:width="6.6524in" svg:height="2.4039in" svg:x="-0.611in" svg:y="6.9272in"><draw:text-box><text:p text:style-name="P1"><text:span text:style-name="T1">Key Components Explained</text:span></text:p><text:p><text:span text:style-name="T2"/></text:p><text:p><text:span text:style-name="T1">React Frontend</text:span><text:span text:style-name="T2">: Students and Lecturers login ,submit/</text:span></text:p><text:p><text:span text:style-name="T2">view issues.</text:span></text:p><text:p><text:span text:style-name="T2"/></text:p><text:p><text:span text:style-name="T1">Django REST API</text:span><text:span text:style-name="T2">: Handles all backend logic, routes, validation, issue tracking.</text:span></text:p><text:p><text:span text:style-name="T2"/></text:p><text:p><text:span text:style-name="T1">PostgreSQL</text:span><text:span text:style-name="T2">: Stores users, departments, issues, comments, etc.</text:span></text:p><text:p><text:span text:style-name="T2"/></text:p><text:p><text:span text:style-name="T1">Authentication</text:span><text:span text:style-name="T2">: Allauth for user registration/login, JWT for token-based sessions.</text:span></text:p><text:p><text:span text:style-name="T2"/></text:p><text:p><text:span text:style-name="T1">Notifications</text:span><text:span text:style-name="T2">: Twilio SendGrid (or SMTP) to email students and lecturers about issue status.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20:53:27.737427216</meta:creation-date>
    <dc:date>2025-05-01T21:18:22.496909167</dc:date>
    <meta:editing-duration>PT24M56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